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6cm" fo:min-width="7.406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958cm" svg:height="1.778cm" svg:x="4.75cm" svg:y="6.0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 = s_{p}, P_{new} = s_{p'}$§svg§600§TRUE§</svg:desc>
          <draw:polygon draw:style-name="gr2" draw:text-style-name="P2" draw:layer="layout" svg:width="7.263cm" svg:height="0.681cm" svg:x="4.958cm" svg:y="6.684cm" svg:viewBox="0 0 7264 682" draw:points="3632,682 0,682 0,0 7264,0 7264,682">
            <text:p/>
          </draw:polygon>
          <draw:path draw:style-name="gr3" draw:text-style-name="P3" draw:layer="layout" svg:width="0.503cm" svg:height="0.481cm" svg:x="4.986cm" svg:y="6.68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705cm" svg:height="0.481cm" svg:x="5.534cm" svg:y="6.682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17cm" svg:height="0.513cm" svg:x="6.298cm" svg:y="6.666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327cm" svg:height="0.481cm" svg:x="6.756cm" svg:y="6.682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469cm" svg:height="0.165cm" svg:x="7.328cm" svg:y="6.904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59cm" svg:height="0.319cm" svg:x="8.066cm" svg:y="6.852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3" draw:text-style-name="P3" draw:layer="layout" svg:width="0.275cm" svg:height="0.313cm" svg:x="8.358cm" svg:y="7.0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83cm" svg:height="0.211cm" svg:x="8.744cm" svg:y="7.0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503cm" svg:height="0.481cm" svg:x="9.022cm" svg:y="6.68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9.466cm" svg:y="7.05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0 44z">
            <text:p/>
          </draw:path>
          <draw:path draw:style-name="gr3" draw:text-style-name="P3" draw:layer="layout" svg:width="0.211cm" svg:height="0.223cm" svg:x="9.822cm" svg:y="7.05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10.078cm" svg:y="7.05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  <draw:path draw:style-name="gr3" draw:text-style-name="P3" draw:layer="layout" svg:width="0.469cm" svg:height="0.165cm" svg:x="10.748cm" svg:y="6.904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59cm" svg:height="0.319cm" svg:x="11.484cm" svg:y="6.852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3" draw:text-style-name="P3" draw:layer="layout" svg:width="0.275cm" svg:height="0.313cm" svg:x="11.776cm" svg:y="7.0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12.098cm" svg:y="6.93cm" svg:viewBox="0 0 100 186" svg:d="M96 34c0 0 4-8 4-14 0-12-12-20-22-20-16 0-20 12-22 16l-54 154c-2 4-2 6-2 6 0 6 16 10 16 10 2 0 4-2 6-6z">
            <text:p/>
          </draw:path>
        </draw:g>
        <draw:custom-shape draw:style-name="gr1" draw:text-style-name="P1" draw:layer="layout" svg:width="7.958cm" svg:height="1.778cm" svg:x="17.742cm" svg:y="6.0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 = s_{p'}, P_{new} = s_{p''}$§svg§600§TRUE§</svg:desc>
          <draw:polygon draw:style-name="gr2" draw:text-style-name="P2" draw:layer="layout" svg:width="7.607cm" svg:height="0.681cm" svg:x="17.97cm" svg:y="6.748cm" svg:viewBox="0 0 7608 682" draw:points="3804,682 0,682 0,0 7608,0 7608,682">
            <text:p/>
          </draw:polygon>
          <draw:path draw:style-name="gr3" draw:text-style-name="P3" draw:layer="layout" svg:width="0.503cm" svg:height="0.481cm" svg:x="17.998cm" svg:y="6.746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705cm" svg:height="0.481cm" svg:x="18.546cm" svg:y="6.746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17cm" svg:height="0.513cm" svg:x="19.31cm" svg:y="6.73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327cm" svg:height="0.481cm" svg:x="19.768cm" svg:y="6.746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469cm" svg:height="0.165cm" svg:x="20.34cm" svg:y="6.968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59cm" svg:height="0.319cm" svg:x="21.078cm" svg:y="6.9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3" draw:text-style-name="P3" draw:layer="layout" svg:width="0.275cm" svg:height="0.313cm" svg:x="21.37cm" svg:y="7.1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21.692cm" svg:y="6.99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83cm" svg:height="0.211cm" svg:x="21.946cm" svg:y="7.152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503cm" svg:height="0.481cm" svg:x="22.224cm" svg:y="6.746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22.67cm" svg:y="7.114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3" draw:text-style-name="P3" draw:layer="layout" svg:width="0.211cm" svg:height="0.223cm" svg:x="23.026cm" svg:y="7.114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23.28cm" svg:y="7.114cm" svg:viewBox="0 0 362 224" svg:d="M238 62c2-14 8-38 8-40 0-10-8-16-16-16-10 0-18 6-22 14 0 4-6 24-10 38-6 28-6 28-14 56-6 28-6 32-8 46 2 10-2 20-14 34-6 8-16 16-32 16-20 0-44-6-44-46 0-24 12-62 22-86 10-22 12-26 12-36 0-24-22-42-48-42-50 0-72 68-72 76 0 6 6 6 8 6 8 0 8-2 10-8 12-40 34-60 52-60 10 0 14 6 14 18s-6 22-8 28c-28 74-28 82-28 98 0 58 52 66 80 66 10 0 34 0 56-32 10 22 38 32 68 32 44 0 66-38 76-58 22-42 34-104 34-126 0-38-20-40-24-40-12 0-26 14-26 26 0 8 4 12 8 16 12 10 18 24 18 40 0 6-20 128-84 128-40 0-40-36-40-44 0-14 2-22 10-50z">
            <text:p/>
          </draw:path>
          <draw:path draw:style-name="gr3" draw:text-style-name="P3" draw:layer="layout" svg:width="0.469cm" svg:height="0.165cm" svg:x="23.95cm" svg:y="6.968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59cm" svg:height="0.319cm" svg:x="24.686cm" svg:y="6.9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3" draw:text-style-name="P3" draw:layer="layout" svg:width="0.275cm" svg:height="0.313cm" svg:x="24.978cm" svg:y="7.1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25.3cm" svg:y="6.99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99cm" svg:height="0.185cm" svg:x="25.454cm" svg:y="6.994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Case 1§svg§600§TRUE§</svg:desc>
          <draw:polygon draw:style-name="gr2" draw:text-style-name="P2" draw:layer="layout" svg:width="2.029cm" svg:height="0.479cm" svg:x="7.597cm" svg:y="5.133cm" svg:viewBox="0 0 2030 480" draw:points="1014,480 0,480 0,0 2030,0 2030,480">
            <text:p/>
          </draw:polygon>
          <draw:path draw:style-name="gr3" draw:text-style-name="P3" draw:layer="layout" svg:width="0.429cm" svg:height="0.513cm" svg:x="7.637cm" svg:y="5.115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text-style-name="P3" draw:layer="layout" svg:width="0.319cm" svg:height="0.323cm" svg:x="8.133cm" svg:y="5.297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8.477cm" svg:y="5.29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8.749cm" svg:y="5.29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3cm" svg:height="0.469cm" svg:x="9.337cm" svg:y="5.143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Case 2§svg§600§TRUE§</svg:desc>
          <draw:polygon draw:style-name="gr2" draw:text-style-name="P2" draw:layer="layout" svg:width="2.029cm" svg:height="0.479cm" svg:x="20.898cm" svg:y="5.133cm" svg:viewBox="0 0 2030 480" draw:points="1014,480 0,480 0,0 2030,0 2030,480">
            <text:p/>
          </draw:polygon>
          <draw:path draw:style-name="gr3" draw:text-style-name="P3" draw:layer="layout" svg:width="0.429cm" svg:height="0.513cm" svg:x="20.938cm" svg:y="5.115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text-style-name="P3" draw:layer="layout" svg:width="0.319cm" svg:height="0.323cm" svg:x="21.434cm" svg:y="5.297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21.778cm" svg:y="5.29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22.05cm" svg:y="5.29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81cm" svg:height="0.469cm" svg:x="22.61cm" svg:y="5.14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4:08:31.335235060</meta:creation-date>
    <dc:date>2017-07-11T14:26:35.993899195</dc:date>
    <meta:editing-duration>PT13S</meta:editing-duration>
    <meta:editing-cycles>1</meta:editing-cycles>
    <meta:document-statistic meta:object-count="77"/>
    <meta:generator>LibreOffice/5.1.6.2$Linux_X86_64 LibreOffice_project/10m0$Build-2</meta:generator>
  </office:meta>
</office:document-meta>
</file>